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cb69" officeooo:paragraph-rsid="001dcb69"/>
    </style:style>
    <style:style style:name="P2" style:family="paragraph" style:parent-style-name="Standard">
      <style:paragraph-properties fo:text-align="start" style:justify-single-word="false"/>
      <style:text-properties officeooo:rsid="001dcb69" officeooo:paragraph-rsid="001dcb69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cb69" officeooo:paragraph-rsid="001dcb69" style:font-size-asian="12pt" style:font-weight-asian="normal" style:font-size-complex="12pt" style:font-weight-complex="normal"/>
    </style:style>
    <style:style style:name="T1" style:family="text">
      <style:text-properties fo:font-size="36pt" style:font-size-asian="31.5pt" style:font-size-complex="36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tyle="italic"/>
    </style:style>
    <style:style style:name="T4" style:family="text">
      <style:text-properties officeooo:rsid="001f436c"/>
    </style:style>
    <style:style style:name="T5" style:family="text">
      <style:text-properties officeooo:rsid="00217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osofia: Razão e Modernidade</text:span></text:p>
      <text:p text:style-name="P2"><text:s/><text:span text:style-name="T2">Atividade escrita sobre o filme “Doze homens e uma Sentença”</text:span></text:p>
      <text:p text:style-name="P2"><text:span text:style-name="T2">Luiza Ávila – Ciência da Computação</text:span></text:p>
      <text:p text:style-name="P2"><text:span text:style-name="T2"/></text:p>
      <text:p text:style-name="P2"><text:span text:style-name="T2"/></text:p>
      <text:p text:style-name="P3">i. “entre a ignorância absoluta e o saber absoluto, há lugar para o conhecimento” (A. Comte-Sponville, <text:span text:style-name="T3">A Filosofia</text:span>).</text:p>
      <text:p text:style-name="P3"/>
      <text:p text:style-name="P3"><text:tab/>Ao meu entendimento, a frase implica que não existe ignorância ou saber absolutos e inabaláveis e que um pode aprender com o outro, se aqueles que estão envolvidos estiverem abertos para o aprendizado. Uma cena que podemos relacionar <text:span text:style-name="T4">com essa suposição é quando os homens começam a debater os relatos das testemunhas e a questão do trem é trazida a questionamento. O jurado número oito quer saber quanto tempo um trem demora para passar, enquanto os outros estão convencidos de que o testemunho do idoso é sólido. Temos de um lado a ignorância (não saber quanto tempo demora o trem para passar) e o saber (certeza que o homem velho escutou com clareza) absolutos por parte da maioria, mas isso só é questionado quando os jurados admitem sua ignorância apesar de antes defenderem sua sabedoria. Ao longo da cena, acabam conhecendo mais sobre o incidente, abrindo espaço para o conhecimento.</text:span></text:p>
      <text:p text:style-name="P3"/>
      <text:p text:style-name="P3"/>
      <text:p text:style-name="P3">ii. “uma vida sem investigação não é digna de ser vivida” (Platão, <text:span text:style-name="T3">Apologia de Sócrates, 38a</text:span>)</text:p>
      <text:p text:style-name="P3"/>
      <text:p text:style-name="P3"><text:tab/><text:span text:style-name="T5">A frase afirma que uma vida em que não se procura saber um pouco mais, não é uma vida completa. Viver estagnadamente não é viver. Uma cena que penso que retrata isso é no início do filme quando o jurado número oito se opõe a condenação de culpado do acusado. Quando perguntam a ele por que ele votou pela inocência, responde que não sabe. Só acha que deveriam pelo menos debater pois a vida de um homem está em jogo. Ele defende a ideia de que devem aprender um pouco mais antes de fazer o julgamento final, devem abrir mão de suas certezas, investigar m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8:30:51.454000000</meta:creation-date>
    <dc:date>2019-08-21T22:10:14.223000000</dc:date>
    <meta:editing-duration>PT17M52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7" meta:word-count="308" meta:character-count="1784" meta:non-whitespace-character-count="1479"/>
  </office:meta>
</office:document-meta>
</file>